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59+1)" office:value-type="float" office:value="48" calcext:value-type="float">
            <text:p>48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59+1)" office:value-type="float" office:value="44" calcext:value-type="float">
            <text:p>44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59+1)" office:value-type="float" office:value="4" calcext:value-type="float">
            <text:p>4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59+1)" office:value-type="float" office:value="28" calcext:value-type="float">
            <text:p>28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54" calcext:value-type="float">
            <text:p>54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59+1)" office:value-type="float" office:value="30" calcext:value-type="float">
            <text:p>30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59+1)" office:value-type="float" office:value="41" calcext:value-type="float">
            <text:p>41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59+1)" office:value-type="float" office:value="15" calcext:value-type="float">
            <text:p>15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59+1)" office:value-type="float" office:value="24" calcext:value-type="float">
            <text:p>24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59+1)" office:value-type="float" office:value="50" calcext:value-type="float">
            <text:p>50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35" calcext:value-type="float">
            <text:p>35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59+1)" office:value-type="float" office:value="43" calcext:value-type="float">
            <text:p>43</text:p>
          </table:table-cell>
        </table:table-row>
        <table:table-row table:style-name="ro1">
          <table:table-cell table:formula="of:=ROUND(RAND()*99+1)" office:value-type="float" office:value="47" calcext:value-type="float">
            <text:p>47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56" calcext:value-type="float">
            <text:p>56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59+1)" office:value-type="float" office:value="35" calcext:value-type="float">
            <text:p>35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59+1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96" calcext:value-type="float">
            <text:p>96</text:p>
          </table:table-cell>
          <table:table-cell table:formula="of:=ROUND(RAND()*59+1)" office:value-type="float" office:value="43" calcext:value-type="float">
            <text:p>43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59+1)" office:value-type="float" office:value="10" calcext:value-type="float">
            <text:p>10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59+1)" office:value-type="float" office:value="18" calcext:value-type="float">
            <text:p>18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26" calcext:value-type="float">
            <text:p>26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59+1)" office:value-type="float" office:value="4" calcext:value-type="float">
            <text:p>4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59+1)" office:value-type="float" office:value="8" calcext:value-type="float">
            <text:p>8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59+1)" office:value-type="float" office:value="41" calcext:value-type="float">
            <text:p>41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59+1)" office:value-type="float" office:value="15" calcext:value-type="float">
            <text:p>15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23" calcext:value-type="float">
            <text:p>23</text:p>
          </table:table-cell>
          <table:table-cell table:formula="of:=ROUND(RAND()*59+1)" office:value-type="float" office:value="22" calcext:value-type="float">
            <text:p>22</text:p>
          </table:table-cell>
        </table:table-row>
        <table:table-row table:style-name="ro1">
          <table:table-cell table:formula="of:=ROUND(RAND()*99+1)" office:value-type="float" office:value="21" calcext:value-type="float">
            <text:p>21</text:p>
          </table:table-cell>
          <table:table-cell table:formula="of:=ROUND(RAND()*59+1)" office:value-type="float" office:value="18" calcext:value-type="float">
            <text:p>18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59+1)" office:value-type="float" office:value="22" calcext:value-type="float">
            <text:p>22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59+1)" office:value-type="float" office:value="59" calcext:value-type="float">
            <text:p>59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59+1)" office:value-type="float" office:value="50" calcext:value-type="float">
            <text:p>50</text:p>
          </table:table-cell>
        </table:table-row>
        <table:table-row table:style-name="ro1">
          <table:table-cell table:formula="of:=ROUND(RAND()*99+1)" office:value-type="float" office:value="69" calcext:value-type="float">
            <text:p>69</text:p>
          </table:table-cell>
          <table:table-cell table:formula="of:=ROUND(RAND()*59+1)" office:value-type="float" office:value="44" calcext:value-type="float">
            <text:p>44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59+1)" office:value-type="float" office:value="14" calcext:value-type="float">
            <text:p>14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59+1)" office:value-type="float" office:value="22" calcext:value-type="float">
            <text:p>22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59+1)" office:value-type="float" office:value="40" calcext:value-type="float">
            <text:p>40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59+1)" office:value-type="float" office:value="28" calcext:value-type="float">
            <text:p>28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59+1)" office:value-type="float" office:value="22" calcext:value-type="float">
            <text:p>22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59+1)" office:value-type="float" office:value="40" calcext:value-type="float">
            <text:p>40</text:p>
          </table:table-cell>
        </table:table-row>
        <table:table-row table:style-name="ro1">
          <table:table-cell table:formula="of:=ROUND(RAND()*99+1)" office:value-type="float" office:value="21" calcext:value-type="float">
            <text:p>21</text:p>
          </table:table-cell>
          <table:table-cell table:formula="of:=ROUND(RAND()*59+1)" office:value-type="float" office:value="17" calcext:value-type="float">
            <text:p>17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59+1)" office:value-type="float" office:value="13" calcext:value-type="float">
            <text:p>13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59+1)" office:value-type="float" office:value="56" calcext:value-type="float">
            <text:p>56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59+1)" office:value-type="float" office:value="45" calcext:value-type="float">
            <text:p>45</text:p>
          </table:table-cell>
        </table:table-row>
        <table:table-row table:style-name="ro1">
          <table:table-cell table:formula="of:=ROUND(RAND()*99+1)" office:value-type="float" office:value="23" calcext:value-type="float">
            <text:p>23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21" calcext:value-type="float">
            <text:p>21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59+1)" office:value-type="float" office:value="45" calcext:value-type="float">
            <text:p>45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59+1)" office:value-type="float" office:value="32" calcext:value-type="float">
            <text:p>32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59+1)" office:value-type="float" office:value="51" calcext:value-type="float">
            <text:p>51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59+1)" office:value-type="float" office:value="8" calcext:value-type="float">
            <text:p>8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59+1)" office:value-type="float" office:value="25" calcext:value-type="float">
            <text:p>25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27" calcext:value-type="float">
            <text:p>27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59+1)" office:value-type="float" office:value="25" calcext:value-type="float">
            <text:p>25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59+1)" office:value-type="float" office:value="32" calcext:value-type="float">
            <text:p>32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59+1)" office:value-type="float" office:value="29" calcext:value-type="float">
            <text:p>29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59+1)" office:value-type="float" office:value="27" calcext:value-type="float">
            <text:p>27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59+1)" office:value-type="float" office:value="25" calcext:value-type="float">
            <text:p>25</text:p>
          </table:table-cell>
        </table:table-row>
        <table:table-row table:style-name="ro1">
          <table:table-cell table:formula="of:=ROUND(RAND()*99+1)" office:value-type="float" office:value="84" calcext:value-type="float">
            <text:p>84</text:p>
          </table:table-cell>
          <table:table-cell table:formula="of:=ROUND(RAND()*59+1)" office:value-type="float" office:value="30" calcext:value-type="float">
            <text:p>30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98" calcext:value-type="float">
            <text:p>98</text:p>
          </table:table-cell>
          <table:table-cell table:formula="of:=ROUND(RAND()*59+1)" office:value-type="float" office:value="31" calcext:value-type="float">
            <text:p>31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52" calcext:value-type="float">
            <text:p>52</text:p>
          </table:table-cell>
          <table:table-cell table:formula="of:=ROUND(RAND()*59+1)" office:value-type="float" office:value="24" calcext:value-type="float">
            <text:p>24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14" calcext:value-type="float">
            <text:p>14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47" calcext:value-type="float">
            <text:p>47</text:p>
          </table:table-cell>
          <table:table-cell table:formula="of:=ROUND(RAND()*59+1)" office:value-type="float" office:value="52" calcext:value-type="float">
            <text:p>52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59+1)" office:value-type="float" office:value="8" calcext:value-type="float">
            <text:p>8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25" calcext:value-type="float">
            <text:p>25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59+1)" office:value-type="float" office:value="18" calcext:value-type="float">
            <text:p>18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59+1)" office:value-type="float" office:value="15" calcext:value-type="float">
            <text:p>15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59+1)" office:value-type="float" office:value="46" calcext:value-type="float">
            <text:p>46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59+1)" office:value-type="float" office:value="37" calcext:value-type="float">
            <text:p>37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59+1)" office:value-type="float" office:value="37" calcext:value-type="float">
            <text:p>37</text:p>
          </table:table-cell>
        </table:table-row>
        <table:table-row table:style-name="ro1">
          <table:table-cell table:formula="of:=ROUND(RAND()*99+1)" office:value-type="float" office:value="43" calcext:value-type="float">
            <text:p>43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18" calcext:value-type="float">
            <text:p>18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59+1)" office:value-type="float" office:value="32" calcext:value-type="float">
            <text:p>32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59+1)" office:value-type="float" office:value="11" calcext:value-type="float">
            <text:p>11</text:p>
          </table:table-cell>
        </table:table-row>
        <table:table-row table:style-name="ro1">
          <table:table-cell table:formula="of:=ROUND(RAND()*99+1)" office:value-type="float" office:value="25" calcext:value-type="float">
            <text:p>25</text:p>
          </table:table-cell>
          <table:table-cell table:formula="of:=ROUND(RAND()*59+1)" office:value-type="float" office:value="52" calcext:value-type="float">
            <text:p>52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59+1)" office:value-type="float" office:value="28" calcext:value-type="float">
            <text:p>28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59+1)" office:value-type="float" office:value="55" calcext:value-type="float">
            <text:p>55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59+1)" office:value-type="float" office:value="43" calcext:value-type="float">
            <text:p>43</text:p>
          </table:table-cell>
        </table:table-row>
        <table:table-row table:style-name="ro1">
          <table:table-cell table:formula="of:=ROUND(RAND()*99+1)" office:value-type="float" office:value="25" calcext:value-type="float">
            <text:p>25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59+1)" office:value-type="float" office:value="58" calcext:value-type="float">
            <text:p>58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59+1)" office:value-type="float" office:value="14" calcext:value-type="float">
            <text:p>14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59+1)" office:value-type="float" office:value="51" calcext:value-type="float">
            <text:p>51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59+1)" office:value-type="float" office:value="58" calcext:value-type="float">
            <text:p>58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59+1)" office:value-type="float" office:value="16" calcext:value-type="float">
            <text:p>16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31" calcext:value-type="float">
            <text:p>31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59+1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59+1)" office:value-type="float" office:value="55" calcext:value-type="float">
            <text:p>55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59+1)" office:value-type="float" office:value="45" calcext:value-type="float">
            <text:p>45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59+1)" office:value-type="float" office:value="14" calcext:value-type="float">
            <text:p>14</text:p>
          </table:table-cell>
        </table:table-row>
        <table:table-row table:style-name="ro1">
          <table:table-cell table:formula="of:=ROUND(RAND()*99+1)" office:value-type="float" office:value="21" calcext:value-type="float">
            <text:p>21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59+1)" office:value-type="float" office:value="34" calcext:value-type="float">
            <text:p>34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59+1)" office:value-type="float" office:value="13" calcext:value-type="float">
            <text:p>13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59+1)" office:value-type="float" office:value="17" calcext:value-type="float">
            <text:p>17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59+1)" office:value-type="float" office:value="53" calcext:value-type="float">
            <text:p>53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59+1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3" calcext:value-type="float">
            <text:p>23</text:p>
          </table:table-cell>
          <table:table-cell table:formula="of:=ROUND(RAND()*59+1)" office:value-type="float" office:value="39" calcext:value-type="float">
            <text:p>39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11" calcext:value-type="float">
            <text:p>11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98" calcext:value-type="float">
            <text:p>98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59+1)" office:value-type="float" office:value="17" calcext:value-type="float">
            <text:p>17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59+1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59+1)" office:value-type="float" office:value="54" calcext:value-type="float">
            <text:p>54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41" calcext:value-type="float">
            <text:p>41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59+1)" office:value-type="float" office:value="51" calcext:value-type="float">
            <text:p>51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59+1)" office:value-type="float" office:value="45" calcext:value-type="float">
            <text:p>45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59+1)" office:value-type="float" office:value="16" calcext:value-type="float">
            <text:p>16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59+1)" office:value-type="float" office:value="56" calcext:value-type="float">
            <text:p>56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59+1)" office:value-type="float" office:value="59" calcext:value-type="float">
            <text:p>59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58" calcext:value-type="float">
            <text:p>58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59+1)" office:value-type="float" office:value="34" calcext:value-type="float">
            <text:p>34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59+1)" office:value-type="float" office:value="26" calcext:value-type="float">
            <text:p>26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59+1)" office:value-type="float" office:value="35" calcext:value-type="float">
            <text:p>35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59+1)" office:value-type="float" office:value="46" calcext:value-type="float">
            <text:p>46</text:p>
          </table:table-cell>
        </table:table-row>
        <table:table-row table:style-name="ro1">
          <table:table-cell table:formula="of:=ROUND(RAND()*99+1)" office:value-type="float" office:value="84" calcext:value-type="float">
            <text:p>84</text:p>
          </table:table-cell>
          <table:table-cell table:formula="of:=ROUND(RAND()*59+1)" office:value-type="float" office:value="53" calcext:value-type="float">
            <text:p>53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59+1)" office:value-type="float" office:value="50" calcext:value-type="float">
            <text:p>50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59+1)" office:value-type="float" office:value="52" calcext:value-type="float">
            <text:p>52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59" calcext:value-type="float">
            <text:p>59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59+1)" office:value-type="float" office:value="15" calcext:value-type="float">
            <text:p>15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59+1)" office:value-type="float" office:value="18" calcext:value-type="float">
            <text:p>18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17" calcext:value-type="float">
            <text:p>17</text:p>
          </table:table-cell>
        </table:table-row>
        <table:table-row table:style-name="ro1">
          <table:table-cell table:formula="of:=ROUND(RAND()*99+1)" office:value-type="float" office:value="1" calcext:value-type="float">
            <text:p>1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75" calcext:value-type="float">
            <text:p>75</text:p>
          </table:table-cell>
          <table:table-cell table:formula="of:=ROUND(RAND()*59+1)" office:value-type="float" office:value="54" calcext:value-type="float">
            <text:p>54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59+1)" office:value-type="float" office:value="4" calcext:value-type="float">
            <text:p>4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59+1)" office:value-type="float" office:value="50" calcext:value-type="float">
            <text:p>50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59+1)" office:value-type="float" office:value="33" calcext:value-type="float">
            <text:p>33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59+1)" office:value-type="float" office:value="51" calcext:value-type="float">
            <text:p>5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59+1)" office:value-type="float" office:value="39" calcext:value-type="float">
            <text:p>39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59+1)" office:value-type="float" office:value="13" calcext:value-type="float">
            <text:p>13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59+1)" office:value-type="float" office:value="18" calcext:value-type="float">
            <text:p>18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59+1)" office:value-type="float" office:value="10" calcext:value-type="float">
            <text:p>10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59+1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32" calcext:value-type="float">
            <text:p>32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59+1)" office:value-type="float" office:value="5" calcext:value-type="float">
            <text:p>5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55" calcext:value-type="float">
            <text:p>55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10" calcext:value-type="float">
            <text:p>10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59+1)" office:value-type="float" office:value="13" calcext:value-type="float">
            <text:p>13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59+1)" office:value-type="float" office:value="48" calcext:value-type="float">
            <text:p>48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59+1)" office:value-type="float" office:value="36" calcext:value-type="float">
            <text:p>36</text:p>
          </table:table-cell>
        </table:table-row>
        <table:table-row table:style-name="ro1">
          <table:table-cell table:formula="of:=ROUND(RAND()*99+1)" office:value-type="float" office:value="1" calcext:value-type="float">
            <text:p>1</text:p>
          </table:table-cell>
          <table:table-cell table:formula="of:=ROUND(RAND()*59+1)" office:value-type="float" office:value="26" calcext:value-type="float">
            <text:p>26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31" calcext:value-type="float">
            <text:p>31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59+1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4" calcext:value-type="float">
            <text:p>84</text:p>
          </table:table-cell>
          <table:table-cell table:formula="of:=ROUND(RAND()*59+1)" office:value-type="float" office:value="31" calcext:value-type="float">
            <text:p>3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59+1)" office:value-type="float" office:value="55" calcext:value-type="float">
            <text:p>55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59+1)" office:value-type="float" office:value="48" calcext:value-type="float">
            <text:p>48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59+1)" office:value-type="float" office:value="25" calcext:value-type="float">
            <text:p>25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59+1)" office:value-type="float" office:value="31" calcext:value-type="float">
            <text:p>31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59+1)" office:value-type="float" office:value="41" calcext:value-type="float">
            <text:p>4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59+1)" office:value-type="float" office:value="40" calcext:value-type="float">
            <text:p>40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43" calcext:value-type="float">
            <text:p>43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59+1)" office:value-type="float" office:value="39" calcext:value-type="float">
            <text:p>39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51" calcext:value-type="float">
            <text:p>51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59+1)" office:value-type="float" office:value="14" calcext:value-type="float">
            <text:p>14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59+1)" office:value-type="float" office:value="60" calcext:value-type="float">
            <text:p>60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59+1)" office:value-type="float" office:value="11" calcext:value-type="float">
            <text:p>11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86" calcext:value-type="float">
            <text:p>86</text:p>
          </table:table-cell>
          <table:table-cell table:formula="of:=ROUND(RAND()*59+1)" office:value-type="float" office:value="52" calcext:value-type="float">
            <text:p>52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59+1)" office:value-type="float" office:value="16" calcext:value-type="float">
            <text:p>16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59+1)" office:value-type="float" office:value="59" calcext:value-type="float">
            <text:p>59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59+1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42" calcext:value-type="float">
            <text:p>42</text:p>
          </table:table-cell>
          <table:table-cell table:formula="of:=ROUND(RAND()*59+1)" office:value-type="float" office:value="50" calcext:value-type="float">
            <text:p>50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59+1)" office:value-type="float" office:value="43" calcext:value-type="float">
            <text:p>43</text:p>
          </table:table-cell>
        </table:table-row>
        <table:table-row table:style-name="ro1">
          <table:table-cell table:formula="of:=ROUND(RAND()*99+1)" office:value-type="float" office:value="74" calcext:value-type="float">
            <text:p>74</text:p>
          </table:table-cell>
          <table:table-cell table:formula="of:=ROUND(RAND()*59+1)" office:value-type="float" office:value="49" calcext:value-type="float">
            <text:p>49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59+1)" office:value-type="float" office:value="30" calcext:value-type="float">
            <text:p>30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59+1)" office:value-type="float" office:value="23" calcext:value-type="float">
            <text:p>23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59+1)" office:value-type="float" office:value="8" calcext:value-type="float">
            <text:p>8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34" calcext:value-type="float">
            <text:p>34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59+1)" office:value-type="float" office:value="29" calcext:value-type="float">
            <text:p>29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59+1)" office:value-type="float" office:value="27" calcext:value-type="float">
            <text:p>27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59+1)" office:value-type="float" office:value="39" calcext:value-type="float">
            <text:p>39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59+1)" office:value-type="float" office:value="47" calcext:value-type="float">
            <text:p>47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59+1)" office:value-type="float" office:value="35" calcext:value-type="float">
            <text:p>35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59+1)" office:value-type="float" office:value="48" calcext:value-type="float">
            <text:p>48</text:p>
          </table:table-cell>
        </table:table-row>
        <table:table-row table:style-name="ro1">
          <table:table-cell table:formula="of:=ROUND(RAND()*99+1)" office:value-type="float" office:value="18" calcext:value-type="float">
            <text:p>18</text:p>
          </table:table-cell>
          <table:table-cell table:formula="of:=ROUND(RAND()*59+1)" office:value-type="float" office:value="27" calcext:value-type="float">
            <text:p>27</text:p>
          </table:table-cell>
        </table:table-row>
        <table:table-row table:style-name="ro1">
          <table:table-cell table:formula="of:=ROUND(RAND()*99+1)" office:value-type="float" office:value="6" calcext:value-type="float">
            <text:p>6</text:p>
          </table:table-cell>
          <table:table-cell table:formula="of:=ROUND(RAND()*59+1)" office:value-type="float" office:value="55" calcext:value-type="float">
            <text:p>55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59+1)" office:value-type="float" office:value="38" calcext:value-type="float">
            <text:p>38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75" calcext:value-type="float">
            <text:p>75</text:p>
          </table:table-cell>
          <table:table-cell table:formula="of:=ROUND(RAND()*59+1)" office:value-type="float" office:value="48" calcext:value-type="float">
            <text:p>48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59+1)" office:value-type="float" office:value="11" calcext:value-type="float">
            <text:p>11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59+1)" office:value-type="float" office:value="57" calcext:value-type="float">
            <text:p>57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59+1)" office:value-type="float" office:value="17" calcext:value-type="float">
            <text:p>17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59+1)" office:value-type="float" office:value="27" calcext:value-type="float">
            <text:p>27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59+1)" office:value-type="float" office:value="44" calcext:value-type="float">
            <text:p>44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59+1)" office:value-type="float" office:value="10" calcext:value-type="float">
            <text:p>10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59+1)" office:value-type="float" office:value="39" calcext:value-type="float">
            <text:p>39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59+1)" office:value-type="float" office:value="32" calcext:value-type="float">
            <text:p>32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59+1)" office:value-type="float" office:value="26" calcext:value-type="float">
            <text:p>26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59+1)" office:value-type="float" office:value="13" calcext:value-type="float">
            <text:p>13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59+1)" office:value-type="float" office:value="24" calcext:value-type="float">
            <text:p>24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59+1)" office:value-type="float" office:value="52" calcext:value-type="float">
            <text:p>5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59+1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59+1)" office:value-type="float" office:value="3" calcext:value-type="float">
            <text:p>3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59+1)" office:value-type="float" office:value="54" calcext:value-type="float">
            <text:p>54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59+1)" office:value-type="float" office:value="9" calcext:value-type="float">
            <text:p>9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59+1)" office:value-type="float" office:value="7" calcext:value-type="float">
            <text:p>7</text:p>
          </table:table-cell>
        </table:table-row>
        <table:table-row table:style-name="ro1">
          <table:table-cell table:formula="of:=ROUND(RAND()*99+1)" office:value-type="float" office:value="56" calcext:value-type="float">
            <text:p>56</text:p>
          </table:table-cell>
          <table:table-cell table:formula="of:=ROUND(RAND()*59+1)" office:value-type="float" office:value="20" calcext:value-type="float">
            <text:p>20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59+1)" office:value-type="float" office:value="21" calcext:value-type="float">
            <text:p>21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59+1)" office:value-type="float" office:value="6" calcext:value-type="float">
            <text:p>6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59+1)" office:value-type="float" office:value="45" calcext:value-type="float">
            <text:p>45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59+1)" office:value-type="float" office:value="44" calcext:value-type="float">
            <text:p>44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59+1)" office:value-type="float" office:value="19" calcext:value-type="float">
            <text:p>19</text:p>
          </table:table-cell>
        </table:table-row>
        <table:table-row table:style-name="ro1">
          <table:table-cell table:formula="of:=ROUND(RAND()*99+1)" office:value-type="float" office:value="52" calcext:value-type="float">
            <text:p>52</text:p>
          </table:table-cell>
          <table:table-cell table:formula="of:=ROUND(RAND()*59+1)" office:value-type="float" office:value="12" calcext:value-type="float">
            <text:p>12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59+1)" office:value-type="float" office:value="59" calcext:value-type="float">
            <text:p>59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59+1)" office:value-type="float" office:value="54" calcext:value-type="float">
            <text:p>54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59+1)" office:value-type="float" office:value="30" calcext:value-type="float">
            <text:p>30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59+1)" office:value-type="float" office:value="42" calcext:value-type="float">
            <text:p>42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59+1)" office:value-type="float" office:value="11" calcext:value-type="float">
            <text:p>1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59+1)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3:55:29.149072676</meta:creation-date>
    <dc:date>2017-08-28T23:56:48.877132764</dc:date>
    <meta:editing-duration>PT1M20S</meta:editing-duration>
    <meta:editing-cycles>1</meta:editing-cycles>
    <meta:document-statistic meta:table-count="1" meta:cell-count="600" meta:object-count="0"/>
    <meta:generator>LibreOffice/5.1.6.2$Linux_X86_64 LibreOffice_project/10m0$Build-2</meta:generator>
  </office:meta>
</office:document-meta>
</file>